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text-align="justify" style:justify-single-word="fals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AGLS/echeances/droitsEcheancesAffilieCommun#%</text:p>
      <text:p text:style-name="Standard"/>
      <text:p text:style-name="P2">%=droitEcheanceAffilieDir_texteFin=%</text:p>
      <text:p text:style-name="P3"/>
      <text:p text:style-name="P2">%=droitEcheanceAffili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2-03-29T14:03:06</dc:date>
    <meta:editing-cycles>51</meta:editing-cycles>
    <meta:editing-duration>PT15H1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9" meta:character-count="138"/>
  </office:meta>
</office:document-meta>
</file>